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4"/>
        <table:table-row>
          <table:table-cell office:value-type="string" office:string-value="i">
            <text:p>i</text:p>
          </table:table-cell>
          <table:table-cell office:value-type="string" office:string-value="theta">
            <text:p>theta</text:p>
          </table:table-cell>
          <table:table-cell office:value-type="string" office:string-value="T">
            <text:p>T</text:p>
          </table:table-cell>
          <table:table-cell office:value-type="string" office:string-value="dT">
            <text:p>dT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4719755">
            <text:p>1.04719755</text:p>
          </table:table-cell>
          <table:table-cell office:value-type="float" office:value="2.8479837">
            <text:p>2.847983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62536">
            <text:p>1.0262536</text:p>
          </table:table-cell>
          <table:table-cell office:value-type="float" office:value="2.83978915">
            <text:p>2.83978915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.00572853">
            <text:p>1.00572853</text:p>
          </table:table-cell>
          <table:table-cell office:value-type="float" office:value="2.83196271">
            <text:p>2.8319627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8561396">
            <text:p>0.98561396</text:p>
          </table:table-cell>
          <table:table-cell office:value-type="float" office:value="2.82448168">
            <text:p>2.8244816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96590168">
            <text:p>0.96590168</text:p>
          </table:table-cell>
          <table:table-cell office:value-type="float" office:value="2.81733321">
            <text:p>2.8173332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94658364">
            <text:p>0.94658364</text:p>
          </table:table-cell>
          <table:table-cell office:value-type="float" office:value="2.8105027">
            <text:p>2.810502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92765197">
            <text:p>0.92765197</text:p>
          </table:table-cell>
          <table:table-cell office:value-type="float" office:value="2.80396719">
            <text:p>2.8039671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90909893">
            <text:p>0.90909893</text:p>
          </table:table-cell>
          <table:table-cell office:value-type="float" office:value="2.79772012">
            <text:p>2.79772012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89091695">
            <text:p>0.89091695</text:p>
          </table:table-cell>
          <table:table-cell office:value-type="float" office:value="2.79174386">
            <text:p>2.7917438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87309861">
            <text:p>0.87309861</text:p>
          </table:table-cell>
          <table:table-cell office:value-type="float" office:value="2.7860263">
            <text:p>2.7860263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85563664">
            <text:p>0.85563664</text:p>
          </table:table-cell>
          <table:table-cell office:value-type="float" office:value="2.78055828">
            <text:p>2.7805582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83852391">
            <text:p>0.83852391</text:p>
          </table:table-cell>
          <table:table-cell office:value-type="float" office:value="2.77532316">
            <text:p>2.7753231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82175343">
            <text:p>0.82175343</text:p>
          </table:table-cell>
          <table:table-cell office:value-type="float" office:value="2.77031547">
            <text:p>2.7703154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80531836">
            <text:p>0.80531836</text:p>
          </table:table-cell>
          <table:table-cell office:value-type="float" office:value="2.76551686">
            <text:p>2.7655168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89212">
            <text:p>0.789212</text:p>
          </table:table-cell>
          <table:table-cell office:value-type="float" office:value="2.76092926">
            <text:p>2.7609292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77342776">
            <text:p>0.77342776</text:p>
          </table:table-cell>
          <table:table-cell office:value-type="float" office:value="2.75653455">
            <text:p>2.75653455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7579592">
            <text:p>0.7579592</text:p>
          </table:table-cell>
          <table:table-cell office:value-type="float" office:value="2.75232269">
            <text:p>2.7523226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74280002">
            <text:p>0.74280002</text:p>
          </table:table-cell>
          <table:table-cell office:value-type="float" office:value="2.74829382">
            <text:p>2.74829382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2794402">
            <text:p>0.72794402</text:p>
          </table:table-cell>
          <table:table-cell office:value-type="float" office:value="2.74443084">
            <text:p>2.7444308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71338514">
            <text:p>0.71338514</text:p>
          </table:table-cell>
          <table:table-cell office:value-type="float" office:value="2.74073446">
            <text:p>2.7407344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69911743">
            <text:p>0.69911743</text:p>
          </table:table-cell>
          <table:table-cell office:value-type="float" office:value="2.73718867">
            <text:p>2.7371886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68513508">
            <text:p>0.68513508</text:p>
          </table:table-cell>
          <table:table-cell office:value-type="float" office:value="2.73379445">
            <text:p>2.73379445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7143238">
            <text:p>0.67143238</text:p>
          </table:table-cell>
          <table:table-cell office:value-type="float" office:value="2.73054121">
            <text:p>2.7305412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5800374">
            <text:p>0.65800374</text:p>
          </table:table-cell>
          <table:table-cell office:value-type="float" office:value="2.72742333">
            <text:p>2.72742333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64484366">
            <text:p>0.64484366</text:p>
          </table:table-cell>
          <table:table-cell office:value-type="float" office:value="2.72443607">
            <text:p>2.7244360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3194679">
            <text:p>0.63194679</text:p>
          </table:table-cell>
          <table:table-cell office:value-type="float" office:value="2.72157097">
            <text:p>2.7215709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61930785">
            <text:p>0.61930785</text:p>
          </table:table-cell>
          <table:table-cell office:value-type="float" office:value="2.71882407">
            <text:p>2.7188240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60692169">
            <text:p>0.60692169</text:p>
          </table:table-cell>
          <table:table-cell office:value-type="float" office:value="2.71619328">
            <text:p>2.7161932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9478326">
            <text:p>0.59478326</text:p>
          </table:table-cell>
          <table:table-cell office:value-type="float" office:value="2.71366958">
            <text:p>2.7136695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5828876">
            <text:p>0.5828876</text:p>
          </table:table-cell>
          <table:table-cell office:value-type="float" office:value="2.71125119">
            <text:p>2.7112511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7122984">
            <text:p>0.57122984</text:p>
          </table:table-cell>
          <table:table-cell office:value-type="float" office:value="2.70893293">
            <text:p>2.70893293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55980525">
            <text:p>0.55980525</text:p>
          </table:table-cell>
          <table:table-cell office:value-type="float" office:value="2.70670618">
            <text:p>2.7067061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54860914">
            <text:p>0.54860914</text:p>
          </table:table-cell>
          <table:table-cell office:value-type="float" office:value="2.7045731">
            <text:p>2.704573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53763696">
            <text:p>0.53763696</text:p>
          </table:table-cell>
          <table:table-cell office:value-type="float" office:value="2.70252957">
            <text:p>2.7025295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52688422">
            <text:p>0.52688422</text:p>
          </table:table-cell>
          <table:table-cell office:value-type="float" office:value="2.7005667">
            <text:p>2.700566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51634654">
            <text:p>0.51634654</text:p>
          </table:table-cell>
          <table:table-cell office:value-type="float" office:value="2.69868518">
            <text:p>2.6986851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5060196">
            <text:p>0.5060196</text:p>
          </table:table-cell>
          <table:table-cell office:value-type="float" office:value="2.69687952">
            <text:p>2.69687952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49589921">
            <text:p>0.49589921</text:p>
          </table:table-cell>
          <table:table-cell office:value-type="float" office:value="2.69515002">
            <text:p>2.69515002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48598123">
            <text:p>0.48598123</text:p>
          </table:table-cell>
          <table:table-cell office:value-type="float" office:value="2.69348764">
            <text:p>2.6934876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4762616">
            <text:p>0.4762616</text:p>
          </table:table-cell>
          <table:table-cell office:value-type="float" office:value="2.69189473">
            <text:p>2.69189473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46673637">
            <text:p>0.46673637</text:p>
          </table:table-cell>
          <table:table-cell office:value-type="float" office:value="2.69036561">
            <text:p>2.6903656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0.45740164">
            <text:p>0.45740164</text:p>
          </table:table-cell>
          <table:table-cell office:value-type="float" office:value="2.68889964">
            <text:p>2.6888996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0.44825361">
            <text:p>0.44825361</text:p>
          </table:table-cell>
          <table:table-cell office:value-type="float" office:value="2.68749239">
            <text:p>2.6874923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0.43928854">
            <text:p>0.43928854</text:p>
          </table:table-cell>
          <table:table-cell office:value-type="float" office:value="2.68614148">
            <text:p>2.6861414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0.43050277">
            <text:p>0.43050277</text:p>
          </table:table-cell>
          <table:table-cell office:value-type="float" office:value="2.68484784">
            <text:p>2.6848478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0.42189271">
            <text:p>0.42189271</text:p>
          </table:table-cell>
          <table:table-cell office:value-type="float" office:value="2.68360406">
            <text:p>2.6836040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0.41345486">
            <text:p>0.41345486</text:p>
          </table:table-cell>
          <table:table-cell office:value-type="float" office:value="2.68240903">
            <text:p>2.68240903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0.40518576">
            <text:p>0.40518576</text:p>
          </table:table-cell>
          <table:table-cell office:value-type="float" office:value="2.68126533">
            <text:p>2.68126533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0.39708205">
            <text:p>0.39708205</text:p>
          </table:table-cell>
          <table:table-cell office:value-type="float" office:value="2.68016781">
            <text:p>2.6801678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0.38914041">
            <text:p>0.38914041</text:p>
          </table:table-cell>
          <table:table-cell office:value-type="float" office:value="2.67911233">
            <text:p>2.67911233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0.3813576">
            <text:p>0.3813576</text:p>
          </table:table-cell>
          <table:table-cell office:value-type="float" office:value="2.67810322">
            <text:p>2.67810322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0.37373045">
            <text:p>0.37373045</text:p>
          </table:table-cell>
          <table:table-cell office:value-type="float" office:value="2.67713029">
            <text:p>2.6771302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0.36625584">
            <text:p>0.36625584</text:p>
          </table:table-cell>
          <table:table-cell office:value-type="float" office:value="2.67619997">
            <text:p>2.6761999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0.35893072">
            <text:p>0.35893072</text:p>
          </table:table-cell>
          <table:table-cell office:value-type="float" office:value="2.67530273">
            <text:p>2.67530273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0.35175211">
            <text:p>0.35175211</text:p>
          </table:table-cell>
          <table:table-cell office:value-type="float" office:value="2.67444314">
            <text:p>2.6744431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0.34471706">
            <text:p>0.34471706</text:p>
          </table:table-cell>
          <table:table-cell office:value-type="float" office:value="2.67362255">
            <text:p>2.67362255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0.33782272">
            <text:p>0.33782272</text:p>
          </table:table-cell>
          <table:table-cell office:value-type="float" office:value="2.67283194">
            <text:p>2.6728319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0.33106627">
            <text:p>0.33106627</text:p>
          </table:table-cell>
          <table:table-cell office:value-type="float" office:value="2.67207105">
            <text:p>2.67207105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0.32444494">
            <text:p>0.32444494</text:p>
          </table:table-cell>
          <table:table-cell office:value-type="float" office:value="2.67134074">
            <text:p>2.6713407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0.31795604">
            <text:p>0.31795604</text:p>
          </table:table-cell>
          <table:table-cell office:value-type="float" office:value="2.67064349">
            <text:p>2.6706434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0.31159692">
            <text:p>0.31159692</text:p>
          </table:table-cell>
          <table:table-cell office:value-type="float" office:value="2.66997282">
            <text:p>2.66997282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0.30536498">
            <text:p>0.30536498</text:p>
          </table:table-cell>
          <table:table-cell office:value-type="float" office:value="2.66932534">
            <text:p>2.6693253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0.29925768">
            <text:p>0.29925768</text:p>
          </table:table-cell>
          <table:table-cell office:value-type="float" office:value="2.6687085">
            <text:p>2.6687085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0.29327253">
            <text:p>0.29327253</text:p>
          </table:table-cell>
          <table:table-cell office:value-type="float" office:value="2.66811214">
            <text:p>2.6681121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0.28740708">
            <text:p>0.28740708</text:p>
          </table:table-cell>
          <table:table-cell office:value-type="float" office:value="2.66754224">
            <text:p>2.6675422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0.28165894">
            <text:p>0.28165894</text:p>
          </table:table-cell>
          <table:table-cell office:value-type="float" office:value="2.66699498">
            <text:p>2.6669949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0.27602576">
            <text:p>0.27602576</text:p>
          </table:table-cell>
          <table:table-cell office:value-type="float" office:value="2.66646948">
            <text:p>2.6664694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0.27050524">
            <text:p>0.27050524</text:p>
          </table:table-cell>
          <table:table-cell office:value-type="float" office:value="2.66596297">
            <text:p>2.6659629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0.26509514">
            <text:p>0.26509514</text:p>
          </table:table-cell>
          <table:table-cell office:value-type="float" office:value="2.66548121">
            <text:p>2.6654812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0.25979324">
            <text:p>0.25979324</text:p>
          </table:table-cell>
          <table:table-cell office:value-type="float" office:value="2.66501531">
            <text:p>2.6650153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0.25459737">
            <text:p>0.25459737</text:p>
          </table:table-cell>
          <table:table-cell office:value-type="float" office:value="2.66456667">
            <text:p>2.6645666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0.24950542">
            <text:p>0.24950542</text:p>
          </table:table-cell>
          <table:table-cell office:value-type="float" office:value="2.66413889">
            <text:p>2.6641388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0.24451532">
            <text:p>0.24451532</text:p>
          </table:table-cell>
          <table:table-cell office:value-type="float" office:value="2.66372708">
            <text:p>2.6637270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0.23962501">
            <text:p>0.23962501</text:p>
          </table:table-cell>
          <table:table-cell office:value-type="float" office:value="2.66333235">
            <text:p>2.66333235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0.23483251">
            <text:p>0.23483251</text:p>
          </table:table-cell>
          <table:table-cell office:value-type="float" office:value="2.66295366">
            <text:p>2.6629536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0.23013586">
            <text:p>0.23013586</text:p>
          </table:table-cell>
          <table:table-cell office:value-type="float" office:value="2.66258702">
            <text:p>2.66258702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0.22553314">
            <text:p>0.22553314</text:p>
          </table:table-cell>
          <table:table-cell office:value-type="float" office:value="2.66223919">
            <text:p>2.6622391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0.22102248">
            <text:p>0.22102248</text:p>
          </table:table-cell>
          <table:table-cell office:value-type="float" office:value="2.66190297">
            <text:p>2.6619029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0.21660203">
            <text:p>0.21660203</text:p>
          </table:table-cell>
          <table:table-cell office:value-type="float" office:value="2.66157787">
            <text:p>2.6615778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0.21226999">
            <text:p>0.21226999</text:p>
          </table:table-cell>
          <table:table-cell office:value-type="float" office:value="2.6612694">
            <text:p>2.661269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0.20802459">
            <text:p>0.20802459</text:p>
          </table:table-cell>
          <table:table-cell office:value-type="float" office:value="2.66097109">
            <text:p>2.6609710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0.2038641">
            <text:p>0.2038641</text:p>
          </table:table-cell>
          <table:table-cell office:value-type="float" office:value="2.66068571">
            <text:p>2.6606857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0.19978682">
            <text:p>0.19978682</text:p>
          </table:table-cell>
          <table:table-cell office:value-type="float" office:value="2.66041191">
            <text:p>2.6604119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0.19579108">
            <text:p>0.19579108</text:p>
          </table:table-cell>
          <table:table-cell office:value-type="float" office:value="2.66014948">
            <text:p>2.6601494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0.19187526">
            <text:p>0.19187526</text:p>
          </table:table-cell>
          <table:table-cell office:value-type="float" office:value="2.65989579">
            <text:p>2.6598957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0.18803775">
            <text:p>0.18803775</text:p>
          </table:table-cell>
          <table:table-cell office:value-type="float" office:value="2.65965408">
            <text:p>2.6596540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0.184277">
            <text:p>0.184277</text:p>
          </table:table-cell>
          <table:table-cell office:value-type="float" office:value="2.65941808">
            <text:p>2.65941808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0.18059146">
            <text:p>0.18059146</text:p>
          </table:table-cell>
          <table:table-cell office:value-type="float" office:value="2.65919666">
            <text:p>2.6591966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0.17697963">
            <text:p>0.17697963</text:p>
          </table:table-cell>
          <table:table-cell office:value-type="float" office:value="2.65898131">
            <text:p>2.6589813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0.17344004">
            <text:p>0.17344004</text:p>
          </table:table-cell>
          <table:table-cell office:value-type="float" office:value="2.65877551">
            <text:p>2.65877551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0.16997124">
            <text:p>0.16997124</text:p>
          </table:table-cell>
          <table:table-cell office:value-type="float" office:value="2.65857677">
            <text:p>2.6585767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0.16657181">
            <text:p>0.16657181</text:p>
          </table:table-cell>
          <table:table-cell office:value-type="float" office:value="2.65838519">
            <text:p>2.65838519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0.16324037">
            <text:p>0.16324037</text:p>
          </table:table-cell>
          <table:table-cell office:value-type="float" office:value="2.65820312">
            <text:p>2.65820312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0.15997557">
            <text:p>0.15997557</text:p>
          </table:table-cell>
          <table:table-cell office:value-type="float" office:value="2.6580287">
            <text:p>2.6580287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0.15677606">
            <text:p>0.15677606</text:p>
          </table:table-cell>
          <table:table-cell office:value-type="float" office:value="2.65786033">
            <text:p>2.65786033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0.15364053">
            <text:p>0.15364053</text:p>
          </table:table-cell>
          <table:table-cell office:value-type="float" office:value="2.65769686">
            <text:p>2.6576968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0.15056772">
            <text:p>0.15056772</text:p>
          </table:table-cell>
          <table:table-cell office:value-type="float" office:value="2.65754284">
            <text:p>2.6575428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0.14755637">
            <text:p>0.14755637</text:p>
          </table:table-cell>
          <table:table-cell office:value-type="float" office:value="2.65739196">
            <text:p>2.65739196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0.14460524">
            <text:p>0.14460524</text:p>
          </table:table-cell>
          <table:table-cell office:value-type="float" office:value="2.65724954">
            <text:p>2.65724954</text:p>
          </table:table-cell>
          <table:table-cell office:value-type="float" office:value="1e-06">
            <text:p>0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0.14171314">
            <text:p>0.14171314</text:p>
          </table:table-cell>
          <table:table-cell office:value-type="float" office:value="2.65711152">
            <text:p>2.65711152</text:p>
          </table:table-cell>
          <table:table-cell office:value-type="float" office:value="1e-06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1</meta:editing-cycles>
    <dc:date>2023-03-31T18:59:52</dc:date>
    <meta:creation-date>2023-03-31T18:59:29</meta:creation-date>
  </office:meta>
</office:document-meta>
</file>